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2cm" draw:fill="solid" draw:fill-color="#ffccff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1cm" svg:stroke-color="#ffccff" draw:marker-start-width="0.47cm" draw:marker-end-width="0.47cm" draw:fill="solid" draw:fill-color="#ffccff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2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3.2cm" svg:height="0.4cm" draw:transform="rotate (-3.14159265358979) translate (15.6cm 5.4cm)">
          <text:p/>
          <draw:enhanced-geometry svg:viewBox="0 0 21600 21600" draw:glue-points="?f6 10800 10800 21600 ?f5 10800 10800 0" draw:text-areas="?f3 ?f3 ?f4 ?f4" draw:type="trapezoid" draw:modifiers="509.8308237893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3cm" svg:y1="5.2cm" svg:x2="3cm" svg:y2="4.7cm">
          <text:p/>
        </draw:line>
        <draw:line draw:style-name="gr2" draw:text-style-name="P1" draw:layer="layout" svg:x1="15cm" svg:y1="5.2cm" svg:x2="15cm" svg:y2="4.7cm">
          <text:p/>
        </draw:line>
        <draw:line draw:style-name="gr3" draw:text-style-name="P1" draw:layer="layout" svg:x1="3.033cm" svg:y1="4.875cm" svg:x2="15.033cm" svg:y2="4.875cm">
          <text:p/>
        </draw:line>
        <draw:g>
          <draw:path draw:style-name="gr4" draw:text-style-name="P1" draw:layer="layout" svg:width="2.146cm" svg:height="2.477cm" svg:x="11.353cm" svg:y="2.3cm" svg:viewBox="0 0 2147 2478" svg:d="m876 0c-21 61-56 108-78 167-23 61-57 112-82 171-31 73-63 148-100 216-29 54-43 122-65 182-20 52-35 109-56 160-24 60-53 117-70 181-17 62-51 104-71 160-21 60-45 120-68 178-33 86-70 171-109 252-30 64-45 145-83 203-22 36-28 90-41 135-12 43-27 84-39 129-8 34-13 71-14 110-1 39 6 78 22 110 18 39 46 72 75 92 26 18 57 17 85 25 25 8 52 9 77 4 27-5 52-25 76-43 26-20 52-45 75-75 26-33 48-72 68-113 16-35 39-67 48-107 10-43 26-80 42-117 14-35 29-70 41-107 13-43 33-78 48-117 18-44 32-89 49-132 15-39 28-82 44-121 16-42 36-82 58-117 22-37 41-79 66-110 25-32 40-72 63-107 21-35 40-74 57-114 12-26 44-110 64-28 8 34 12 71 12 106 0 39 0 78-7 114-7 39-9 81-10 121-1 35 5 72-2 107-14 61 35 41 48 25 27-35 61-62 80-107 19-43 36-90 61-128 16-24 56-83 73-29 10 34 10 77 2 114-9 39-13 81-22 121-8 38-22 73-22 114 0 37-10 88 12 110 26 27 57-25 78-50 25-29 40-74 61-110 30-51 60-97 94-145 23-33 35-99 66-97 33 3 48 76 48 125 0 40 3 80-7 120-10 44-24 87-29 132-5 40-14 81-10 121s18 86 49 100c27 12 59 16 85-15 35-41 58-98 82-149 23-47 48-93 64-146 12-42 23-87 31-131 9-50 29-92 34-143 4-41 22-77 27-117 5-51 20-98 31-145 13-55 12-115 27-168 14-50 17-102 27-152 7-40 16-77 21-118 5-41 20-81 29-121 11-47 15-97 35-138l12-36 9-21z">
            <text:p/>
          </draw:path>
          <draw:line draw:style-name="gr5" draw:text-style-name="P1" draw:layer="layout" svg:x1="12.2cm" svg:y1="2.3cm" svg:x2="13.5cm" svg:y2="2.6cm">
            <text:p/>
          </draw:line>
          <draw:path draw:style-name="gr6" draw:text-style-name="P1" draw:layer="layout" svg:width="0.247cm" svg:height="0.28cm" svg:x="10.749cm" svg:y="4.266cm" svg:viewBox="0 0 248 281" svg:d="m0 0 132 165 116 116">
            <text:p/>
          </draw:path>
          <draw:path draw:style-name="gr6" draw:text-style-name="P1" draw:layer="layout" svg:width="0.247cm" svg:height="0.28cm" svg:x="10.849cm" svg:y="4.067cm" svg:viewBox="0 0 248 281" svg:d="m0 0 132 165 116 116">
            <text:p/>
          </draw:path>
          <draw:path draw:style-name="gr6" draw:text-style-name="P1" draw:layer="layout" svg:width="0.247cm" svg:height="0.28cm" svg:x="10.949cm" svg:y="3.867cm" svg:viewBox="0 0 248 281" svg:d="m0 0 132 165 116 116">
            <text:p/>
          </draw:path>
        </draw:g>
        <draw:g>
          <draw:path draw:style-name="gr4" draw:text-style-name="P1" draw:layer="layout" svg:width="2.146cm" svg:height="2.477cm" svg:x="10.904cm" svg:y="5.922cm" svg:viewBox="0 0 2147 2478" svg:d="m876 0c-21 61-56 108-78 167-23 61-57 112-82 171-31 73-63 148-100 216-29 54-43 122-65 182-20 52-35 109-56 160-24 60-53 117-70 181-17 62-51 104-71 160-21 60-45 120-68 178-33 86-70 171-109 252-30 64-45 145-83 203-22 36-28 90-41 135-12 43-27 84-39 129-8 34-13 71-14 110-1 39 6 78 22 110 18 39 46 72 75 92 26 18 57 17 85 25 25 8 52 9 77 4 27-5 52-25 76-43 26-20 52-45 75-75 26-33 48-72 68-113 16-35 39-67 48-107 10-43 26-80 42-117 14-35 29-70 41-107 13-43 33-78 48-117 18-44 32-89 49-132 15-39 28-82 44-121 16-42 36-82 58-117 22-37 41-79 66-110 25-32 40-72 63-107 21-35 40-74 57-114 12-26 44-110 64-28 8 34 12 71 12 106 0 39 0 78-7 114-7 39-9 81-10 121-1 35 5 72-2 107-14 61 35 41 48 25 27-35 61-62 80-107 19-43 36-90 61-128 16-24 56-83 73-29 10 34 10 77 2 114-9 39-13 81-22 121-8 38-22 73-22 114 0 37-10 88 12 110 26 27 57-25 78-50 25-29 40-74 61-110 30-51 60-97 94-145 23-33 35-99 66-97 33 3 48 76 48 125 0 40 3 80-7 120-10 44-24 87-29 132-5 40-14 81-10 121s18 86 49 100c27 12 59 16 85-15 35-41 58-98 82-149 23-47 48-93 64-146 12-42 23-87 31-131 9-50 29-92 34-143 4-41 22-77 27-117 5-51 20-98 31-145 13-55 12-115 27-168 14-50 17-102 27-152 7-40 16-77 21-118 5-41 20-81 29-121 11-47 15-97 35-138l12-36 9-21z">
            <text:p/>
          </draw:path>
          <draw:line draw:style-name="gr5" draw:text-style-name="P1" draw:layer="layout" svg:x1="11.751cm" svg:y1="5.922cm" svg:x2="13.051cm" svg:y2="6.222cm">
            <text:p/>
          </draw:line>
          <draw:path draw:style-name="gr6" draw:text-style-name="P1" draw:layer="layout" svg:width="0.247cm" svg:height="0.28cm" svg:x="10.3cm" svg:y="7.888cm" svg:viewBox="0 0 248 281" svg:d="m0 0 132 165 116 116">
            <text:p/>
          </draw:path>
          <draw:path draw:style-name="gr6" draw:text-style-name="P1" draw:layer="layout" svg:width="0.247cm" svg:height="0.28cm" svg:x="10.4cm" svg:y="7.789cm" svg:viewBox="0 0 248 281" svg:d="m0 0 132 165 116 116">
            <text:p/>
          </draw:path>
          <draw:path draw:style-name="gr6" draw:text-style-name="P1" draw:layer="layout" svg:width="0.247cm" svg:height="0.28cm" svg:x="10.5cm" svg:y="7.689cm" svg:viewBox="0 0 248 281" svg:d="m0 0 132 165 116 116">
            <text:p/>
          </draw:path>
        </draw:g>
        <draw:custom-shape draw:style-name="gr1" draw:text-style-name="P1" draw:layer="layout" svg:width="13.2cm" svg:height="0.4cm" draw:transform="rotate (-3.14159265358979) translate (15.6cm 9cm)">
          <text:p/>
          <draw:enhanced-geometry svg:viewBox="0 0 21600 21600" draw:glue-points="?f6 10800 10800 21600 ?f5 10800 10800 0" draw:text-areas="?f3 ?f3 ?f4 ?f4" draw:type="trapezoid" draw:modifiers="509.8308237893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3cm" svg:y1="8.8cm" svg:x2="3cm" svg:y2="8.3cm">
          <text:p/>
        </draw:line>
        <draw:line draw:style-name="gr2" draw:text-style-name="P1" draw:layer="layout" svg:x1="15cm" svg:y1="8.8cm" svg:x2="15cm" svg:y2="8.3cm">
          <text:p/>
        </draw:line>
        <draw:line draw:style-name="gr3" draw:text-style-name="P1" draw:layer="layout" svg:x1="3.033cm" svg:y1="8.475cm" svg:x2="7.1cm" svg:y2="8.6cm">
          <text:p/>
        </draw:line>
        <draw:line draw:style-name="gr7" draw:text-style-name="P1" draw:layer="layout" svg:x1="7cm" svg:y1="8.6cm" svg:x2="7cm" svg:y2="9cm">
          <text:p/>
        </draw:line>
        <draw:line draw:style-name="gr3" draw:text-style-name="P1" draw:layer="layout" svg:x1="15cm" svg:y1="8.5cm" svg:x2="7.1cm" svg:y2="8.6cm">
          <text:p/>
        </draw:line>
        <draw:path draw:style-name="gr4" draw:text-style-name="P1" draw:layer="layout" svg:width="2.146cm" svg:height="2.477cm" draw:transform="rotate (-2.87979326579064) translate (7.82018883107645cm 10.6340495362646cm)" svg:viewBox="0 0 2147 2478" svg:d="m876 0c-21 61-56 108-78 167-23 61-57 112-82 171-31 73-63 148-100 216-29 54-43 122-65 182-20 52-35 109-56 160-24 60-53 117-70 181-17 62-51 104-71 160-21 60-45 120-68 178-33 86-70 171-109 252-30 64-45 145-83 203-22 36-28 90-41 135-12 43-27 84-39 129-8 34-13 71-14 110-1 39 6 78 22 110 18 39 46 72 75 92 26 18 57 17 85 25 25 8 52 9 77 4 27-5 52-25 76-43 26-20 52-45 75-75 26-33 48-72 68-113 16-35 39-67 48-107 10-43 26-80 42-117 14-35 29-70 41-107 13-43 33-78 48-117 18-44 32-89 49-132 15-39 28-82 44-121 16-42 36-82 58-117 22-37 41-79 66-110 25-32 40-72 63-107 21-35 40-74 57-114 12-26 44-110 64-28 8 34 12 71 12 106 0 39 0 78-7 114-7 39-9 81-10 121-1 35 5 72-2 107-14 61 35 41 48 25 27-35 61-62 80-107 19-43 36-90 61-128 16-24 56-83 73-29 10 34 10 77 2 114-9 39-13 81-22 121-8 38-22 73-22 114 0 37-10 88 12 110 26 27 57-25 78-50 25-29 40-74 61-110 30-51 60-97 94-145 23-33 35-99 66-97 33 3 48 76 48 125 0 40 3 80-7 120-10 44-24 87-29 132-5 40-14 81-10 121s18 86 49 100c27 12 59 16 85-15 35-41 58-98 82-149 23-47 48-93 64-146 12-42 23-87 31-131 9-50 29-92 34-143 4-41 22-77 27-117 5-51 20-98 31-145 13-55 12-115 27-168 14-50 17-102 27-152 7-40 16-77 21-118 5-41 20-81 29-121 11-47 15-97 35-138l12-36 9-21z">
          <text:p/>
        </draw:path>
        <draw:line draw:style-name="gr5" draw:text-style-name="P1" draw:layer="layout" svg:x1="7.002cm" svg:y1="10.853cm" svg:x2="5.669cm" svg:y2="1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4-11T22:01:04.153940203</meta:creation-date>
    <dc:date>2016-04-11T23:17:06.645941028</dc:date>
    <dc:creator>Francois SCHWARZENTRUBER</dc:creator>
    <meta:editing-duration>PT1H14M46S</meta:editing-duration>
    <meta:editing-cycles>5</meta:editing-cycles>
    <meta:generator>LibreOffice/4.1.6.2$Linux_X86_64 LibreOffice_project/410$Build-2</meta:generator>
    <meta:document-statistic meta:object-count="24"/>
  </office:meta>
</office:document-meta>
</file>